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2E7C6B011A14E28E.png" manifest:media-type="image/png"/>
  <manifest:file-entry manifest:full-path="Pictures/10000201000000800000008004ADEB6BF925CE7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7.0528in" fo:margin-left="0.0208in" fo:margin-right="0.1965in" fo:break-before="page" table:align="margins"/>
    </style:style>
    <style:style style:name="Tabella1.A" style:family="table-column">
      <style:table-column-properties style:column-width="1.8854in" style:rel-column-width="17519*"/>
    </style:style>
    <style:style style:name="Tabella1.B" style:family="table-column">
      <style:table-column-properties style:column-width="0.3125in" style:rel-column-width="2903*"/>
    </style:style>
    <style:style style:name="Tabella1.C" style:family="table-column">
      <style:table-column-properties style:column-width="2.3646in" style:rel-column-width="21971*"/>
    </style:style>
    <style:style style:name="Tabella1.D" style:family="table-column">
      <style:table-column-properties style:column-width="0.3229in" style:rel-column-width="3000*"/>
    </style:style>
    <style:style style:name="Tabella1.E" style:family="table-column">
      <style:table-column-properties style:column-width="0.8646in" style:rel-column-width="8033*"/>
    </style:style>
    <style:style style:name="Tabella1.F" style:family="table-column">
      <style:table-column-properties style:column-width="1.3035in" style:rel-column-width="12109*"/>
    </style:style>
    <style:style style:name="Tabella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0c2686" officeooo:paragraph-rsid="000c2686"/>
    </style:style>
    <style:style style:name="P3" style:family="paragraph" style:parent-style-name="Table_20_Contents">
      <style:text-properties officeooo:rsid="000c2686" officeooo:paragraph-rsid="001dd033"/>
    </style:style>
    <style:style style:name="P4" style:family="paragraph" style:parent-style-name="Table_20_Contents">
      <style:text-properties officeooo:paragraph-rsid="001dd033"/>
    </style:style>
    <style:style style:name="P5" style:family="paragraph" style:parent-style-name="Table_20_Contents">
      <style:text-properties officeooo:rsid="000e3e7e" officeooo:paragraph-rsid="000e3e7e"/>
    </style:style>
    <style:style style:name="P6" style:family="paragraph" style:parent-style-name="Table_20_Contents">
      <style:text-properties officeooo:rsid="001920ce" officeooo:paragraph-rsid="001920c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language="it" fo:country="IT" fo:font-weight="bold" officeooo:rsid="002765d1" officeooo:paragraph-rsid="002765d1" style:font-weight-asian="bold" style:font-weight-complex="bold"/>
    </style:style>
    <style:style style:name="P9" style:family="paragraph" style:parent-style-name="Table_20_Contents">
      <style:text-properties fo:language="it" fo:country="IT" fo:font-weight="bold" officeooo:rsid="0027d509" officeooo:paragraph-rsid="0027d509" style:font-weight-asian="bold" style:font-weight-complex="bold"/>
    </style:style>
    <style:style style:name="P10" style:family="paragraph" style:parent-style-name="Table_20_Contents">
      <style:text-properties fo:language="it" fo:country="IT" officeooo:rsid="003143e5" officeooo:paragraph-rsid="003143e5"/>
    </style:style>
    <style:style style:name="P11" style:family="paragraph" style:parent-style-name="Table_20_Contents">
      <style:text-properties officeooo:rsid="00092679" officeooo:paragraph-rsid="00092679"/>
    </style:style>
    <style:style style:name="P12" style:family="paragraph" style:parent-style-name="Table_20_Contents">
      <style:text-properties officeooo:rsid="000adb66" officeooo:paragraph-rsid="0032597f"/>
    </style:style>
    <style:style style:name="P13" style:family="paragraph" style:parent-style-name="Table_20_Contents">
      <style:text-properties officeooo:rsid="001d9409" officeooo:paragraph-rsid="001d9409"/>
    </style:style>
    <style:style style:name="P14" style:family="paragraph" style:parent-style-name="Table_20_Contents">
      <style:paragraph-properties fo:margin-left="0in" fo:margin-right="0.05in" fo:text-indent="0in" style:auto-text-indent="false"/>
    </style:style>
    <style:style style:name="P15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style:font-name="DejaVu Sans1" fo:font-weight="bold" officeooo:rsid="00092679" officeooo:paragraph-rsid="00092679" style:font-name-asian="Microsoft YaHei" style:font-name-complex="Mangal"/>
    </style:style>
    <style:style style:name="P16" style:family="paragraph" style:parent-style-name="Standard">
      <style:text-properties fo:language="it" fo:country="IT" officeooo:rsid="00301581" officeooo:paragraph-rsid="00301581"/>
    </style:style>
    <style:style style:name="P17" style:family="paragraph" style:parent-style-name="Text_20_body">
      <style:text-properties fo:font-weight="bold" officeooo:rsid="000adb66" officeooo:paragraph-rsid="000e3e7e" style:font-weight-asian="bold" style:font-weight-complex="bold"/>
    </style:style>
    <style:style style:name="P18" style:family="paragraph" style:parent-style-name="Text_20_body">
      <style:text-properties fo:font-variant="normal" fo:text-transform="none" fo:color="#636363" style:font-name="Source Sans Pro" fo:font-size="12pt" fo:letter-spacing="normal" fo:font-style="normal" fo:font-weight="normal" officeooo:rsid="000adb66" officeooo:paragraph-rsid="000e3e7e" style:font-weight-asian="bold" style:font-weight-complex="bold"/>
    </style:style>
    <style:style style:name="P19" style:family="paragraph" style:parent-style-name="Text_20_body">
      <style:text-properties fo:font-variant="normal" fo:text-transform="none" fo:color="#636363" style:font-name="Source Sans Pro" fo:font-size="12pt" fo:letter-spacing="normal" fo:font-style="normal" fo:font-weight="normal" officeooo:rsid="001b197d" officeooo:paragraph-rsid="001b197d" style:font-weight-asian="bold" style:font-weight-complex="bold"/>
    </style:style>
    <style:style style:name="P20" style:family="paragraph" style:parent-style-name="Text_20_body">
      <style:text-properties fo:font-variant="normal" fo:text-transform="none" fo:color="#636363" style:font-name="Source Sans Pro" fo:font-size="12pt" fo:letter-spacing="normal" fo:font-style="normal" fo:font-weight="normal" officeooo:rsid="001bec46" officeooo:paragraph-rsid="001bec46" style:font-weight-asian="bold" style:font-weight-complex="bold"/>
    </style:style>
    <style:style style:name="P21" style:family="paragraph" style:parent-style-name="Text_20_body">
      <style:text-properties fo:font-variant="normal" fo:text-transform="none" fo:color="#636363" style:font-name="Source Sans Pro" fo:font-size="12pt" fo:letter-spacing="normal" fo:font-style="normal" fo:font-weight="normal" officeooo:rsid="00273d25" officeooo:paragraph-rsid="00273d25" style:font-weight-asian="bold" style:font-weight-complex="bold"/>
    </style:style>
    <style:style style:name="P22" style:family="paragraph" style:parent-style-name="Text_20_body">
      <style:text-properties fo:language="de" fo:country="DE" officeooo:rsid="002ad385" officeooo:paragraph-rsid="002ad385"/>
    </style:style>
    <style:style style:name="P23" style:family="paragraph" style:parent-style-name="Heading_20_3">
      <style:text-properties officeooo:rsid="00092679" officeooo:paragraph-rsid="00092679"/>
    </style:style>
    <style:style style:name="P24" style:family="paragraph" style:parent-style-name="Heading_20_3">
      <style:text-properties fo:language="it" fo:country="IT" officeooo:rsid="003143e5" officeooo:paragraph-rsid="003143e5"/>
    </style:style>
    <style:style style:name="P25" style:family="paragraph" style:parent-style-name="Heading_20_3">
      <style:text-properties officeooo:paragraph-rsid="000e3e7e"/>
    </style:style>
    <style:style style:name="P26" style:family="paragraph" style:parent-style-name="Heading_20_3">
      <style:text-properties officeooo:rsid="000e3e7e" officeooo:paragraph-rsid="000e3e7e"/>
    </style:style>
    <style:style style:name="P27" style:family="paragraph" style:parent-style-name="Heading_20_3">
      <style:text-properties officeooo:rsid="000e3e7e" officeooo:paragraph-rsid="001b197d"/>
    </style:style>
    <style:style style:name="P28" style:family="paragraph" style:parent-style-name="Heading_20_3">
      <style:text-properties officeooo:rsid="000e3e7e" officeooo:paragraph-rsid="001bec46"/>
    </style:style>
    <style:style style:name="P29" style:family="paragraph" style:parent-style-name="Heading_20_3">
      <style:text-properties officeooo:rsid="000e3e7e" officeooo:paragraph-rsid="00273d25"/>
    </style:style>
    <style:style style:name="P30" style:family="paragraph" style:parent-style-name="Heading_20_3">
      <style:text-properties officeooo:rsid="001bec46" officeooo:paragraph-rsid="001bec46"/>
    </style:style>
    <style:style style:name="P31" style:family="paragraph" style:parent-style-name="Heading_20_3">
      <style:text-properties officeooo:rsid="00273d25" officeooo:paragraph-rsid="002765d1"/>
    </style:style>
    <style:style style:name="P32" style:family="paragraph" style:parent-style-name="Heading_20_3">
      <style:text-properties officeooo:rsid="00273d25" officeooo:paragraph-rsid="002ef93e"/>
    </style:style>
    <style:style style:name="P33" style:family="paragraph" style:parent-style-name="Heading_20_3">
      <style:text-properties fo:font-weight="bold" officeooo:rsid="00273d25" officeooo:paragraph-rsid="00273d25" style:font-weight-asian="bold" style:font-weight-complex="bold"/>
    </style:style>
    <style:style style:name="P34" style:family="paragraph" style:parent-style-name="Heading_20_3">
      <style:text-properties fo:font-variant="normal" fo:text-transform="none" fo:color="#636363" style:font-name="Source Sans Pro" fo:font-size="12pt" fo:letter-spacing="normal" fo:language="it" fo:country="IT" fo:font-style="normal" fo:font-weight="normal" officeooo:rsid="002765d1" officeooo:paragraph-rsid="002ef93e" style:font-weight-asian="normal" style:font-weight-complex="normal"/>
    </style:style>
    <style:style style:name="P35" style:family="paragraph" style:parent-style-name="Heading_20_3">
      <style:text-properties fo:font-variant="normal" fo:text-transform="none" fo:color="#636363" style:font-name="Source Sans Pro" fo:font-size="12pt" fo:letter-spacing="normal" fo:font-style="normal" fo:font-weight="normal" officeooo:rsid="0010e0c1" officeooo:paragraph-rsid="002ef93e" style:font-weight-asian="bold" style:font-weight-complex="bold"/>
    </style:style>
    <style:style style:name="P36" style:family="paragraph" style:parent-style-name="Heading_20_3">
      <style:text-properties fo:language="de" fo:country="DE" officeooo:rsid="002ad385" officeooo:paragraph-rsid="002ad385"/>
    </style:style>
    <style:style style:name="P37" style:family="paragraph" style:parent-style-name="Heading_20_4">
      <style:text-properties officeooo:rsid="00273d25" officeooo:paragraph-rsid="00273d25"/>
    </style:style>
    <style:style style:name="P38" style:family="paragraph" style:parent-style-name="Heading_20_4">
      <style:text-properties fo:language="it" fo:country="IT" officeooo:rsid="002765d1" officeooo:paragraph-rsid="002765d1"/>
    </style:style>
    <style:style style:name="P39" style:family="paragraph" style:parent-style-name="Heading_20_4">
      <style:text-properties fo:language="it" fo:country="IT" officeooo:rsid="0029f9d8" officeooo:paragraph-rsid="0029f9d8"/>
    </style:style>
    <style:style style:name="P40" style:family="paragraph" style:parent-style-name="Heading_20_4">
      <style:text-properties officeooo:paragraph-rsid="0029f9d8"/>
    </style:style>
    <style:style style:name="P41" style:family="paragraph" style:parent-style-name="Heading_20_4">
      <style:text-properties fo:language="de" fo:country="DE" officeooo:rsid="002ad385" officeooo:paragraph-rsid="002ad385"/>
    </style:style>
    <style:style style:name="P42" style:family="paragraph" style:parent-style-name="Table_20_Contents">
      <style:text-properties fo:language="it" fo:country="IT" officeooo:rsid="0032597f" officeooo:paragraph-rsid="0032597f"/>
    </style:style>
    <style:style style:name="P43" style:family="paragraph" style:parent-style-name="Table_20_Contents">
      <style:text-properties officeooo:rsid="000c2686" officeooo:paragraph-rsid="001dd033"/>
    </style:style>
    <style:style style:name="P44" style:family="paragraph" style:parent-style-name="Table_20_Contents">
      <style:text-properties officeooo:rsid="000adb66" officeooo:paragraph-rsid="0032597f"/>
    </style:style>
    <style:style style:name="T1" style:family="text">
      <style:text-properties fo:language="it" fo:country="IT" officeooo:rsid="00300918"/>
    </style:style>
    <style:style style:name="T2" style:family="text">
      <style:text-properties fo:language="it" fo:country="IT" fo:font-weight="normal" officeooo:rsid="002765d1" style:font-weight-asian="normal" style:font-weight-complex="normal"/>
    </style:style>
    <style:style style:name="T3" style:family="text">
      <style:text-properties fo:language="it" fo:country="IT" fo:font-weight="normal" officeooo:rsid="000e3e7e" style:font-weight-asian="normal" style:font-weight-complex="normal"/>
    </style:style>
    <style:style style:name="T4" style:family="text">
      <style:text-properties fo:language="it" fo:country="IT" fo:font-weight="normal" officeooo:rsid="0029f9d8" style:font-weight-asian="normal" style:font-weight-complex="normal"/>
    </style:style>
    <style:style style:name="T5" style:family="text">
      <style:text-properties fo:language="it" fo:country="IT" fo:font-weight="bold" officeooo:rsid="002765d1" style:font-weight-asian="bold" style:font-weight-complex="bold"/>
    </style:style>
    <style:style style:name="T6" style:family="text">
      <style:text-properties fo:language="it" fo:country="IT" officeooo:rsid="0029f9d8"/>
    </style:style>
    <style:style style:name="T7" style:family="text">
      <style:text-properties fo:language="it" fo:country="IT" officeooo:rsid="002c7906"/>
    </style:style>
    <style:style style:name="T8" style:family="text">
      <style:text-properties fo:language="it" fo:country="IT" officeooo:rsid="002ef93e"/>
    </style:style>
    <style:style style:name="T9" style:family="text">
      <style:text-properties officeooo:rsid="00092679"/>
    </style:style>
    <style:style style:name="T10" style:family="text">
      <style:text-properties fo:font-variant="normal" fo:text-transform="none" fo:color="#636363" style:font-name="Source Sans Pro" fo:font-size="12pt" fo:letter-spacing="normal" fo:font-style="normal" fo:font-weight="normal" officeooo:rsid="000adb66" style:font-weight-asian="bold" style:font-weight-complex="bold"/>
    </style:style>
    <style:style style:name="T11" style:family="text">
      <style:text-properties fo:font-variant="normal" fo:text-transform="none" fo:color="#636363" style:font-name="Source Sans Pro" fo:font-size="12pt" fo:letter-spacing="normal" fo:font-style="normal" fo:font-weight="normal" officeooo:rsid="000c2686" style:font-weight-asian="bold" style:font-weight-complex="bold"/>
    </style:style>
    <style:style style:name="T12" style:family="text">
      <style:text-properties fo:font-variant="normal" fo:text-transform="none" fo:color="#636363" style:font-name="Source Sans Pro" fo:font-size="12pt" fo:letter-spacing="normal" fo:font-style="normal" fo:font-weight="normal" officeooo:rsid="000e3e7e" style:font-weight-asian="bold" style:font-weight-complex="bold"/>
    </style:style>
    <style:style style:name="T13" style:family="text">
      <style:text-properties fo:font-variant="normal" fo:text-transform="none" fo:color="#636363" style:font-name="Source Sans Pro" fo:font-size="12pt" fo:letter-spacing="normal" fo:font-style="normal" fo:font-weight="normal" officeooo:rsid="000f7632" style:font-weight-asian="bold" style:font-weight-complex="bold"/>
    </style:style>
    <style:style style:name="T14" style:family="text">
      <style:text-properties fo:font-variant="normal" fo:text-transform="none" fo:color="#636363" style:font-name="Source Sans Pro" fo:font-size="12pt" fo:letter-spacing="normal" fo:font-style="normal" fo:font-weight="normal" officeooo:rsid="0010e0c1" style:font-weight-asian="bold" style:font-weight-complex="bold"/>
    </style:style>
    <style:style style:name="T15" style:family="text">
      <style:text-properties fo:font-variant="normal" fo:text-transform="none" fo:color="#636363" style:font-name="Source Sans Pro" fo:font-size="12pt" fo:letter-spacing="normal" fo:font-style="normal" fo:font-weight="normal" officeooo:rsid="001b197d" style:font-weight-asian="bold" style:font-weight-complex="bold"/>
    </style:style>
    <style:style style:name="T16" style:family="text">
      <style:text-properties fo:font-variant="normal" fo:text-transform="none" fo:color="#636363" style:font-name="Source Sans Pro" fo:font-size="12pt" fo:letter-spacing="normal" fo:font-style="normal" fo:font-weight="normal" officeooo:rsid="001bec46" style:font-weight-asian="bold" style:font-weight-complex="bold"/>
    </style:style>
    <style:style style:name="T17" style:family="text">
      <style:text-properties fo:font-variant="normal" fo:text-transform="none" fo:color="#636363" style:font-name="Source Sans Pro" fo:font-size="12pt" fo:letter-spacing="normal" fo:font-style="normal" fo:font-weight="normal" officeooo:rsid="00273d25" style:font-weight-asian="bold" style:font-weight-complex="bold"/>
    </style:style>
    <style:style style:name="T18" style:family="text">
      <style:text-properties fo:font-variant="normal" fo:text-transform="none" fo:color="#636363" style:font-name="Source Sans Pro" fo:font-size="12pt" fo:letter-spacing="normal" fo:language="it" fo:country="IT" fo:font-style="normal" fo:font-weight="normal" officeooo:rsid="002765d1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e3e7e" style:font-weight-asian="normal" style:font-weight-complex="normal"/>
    </style:style>
    <style:style style:name="T21" style:family="text">
      <style:text-properties fo:font-weight="normal" officeooo:rsid="001b197d" style:font-weight-asian="normal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0abf7f" style:font-size-asian="10pt" style:font-size-complex="10pt"/>
    </style:style>
    <style:style style:name="T24" style:family="text">
      <style:text-properties officeooo:rsid="000adb66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adb66" style:font-weight-asian="bold" style:font-weight-complex="bold"/>
    </style:style>
    <style:style style:name="T27" style:family="text">
      <style:text-properties fo:font-weight="bold" officeooo:rsid="000c2686" style:font-weight-asian="bold" style:font-weight-complex="bold"/>
    </style:style>
    <style:style style:name="T28" style:family="text">
      <style:text-properties fo:font-weight="bold" officeooo:rsid="000e3e7e" style:font-weight-asian="bold" style:font-weight-complex="bold"/>
    </style:style>
    <style:style style:name="T29" style:family="text">
      <style:text-properties fo:font-weight="bold" officeooo:rsid="001b197d" style:font-weight-asian="bold" style:font-weight-complex="bold"/>
    </style:style>
    <style:style style:name="T30" style:family="text">
      <style:text-properties officeooo:rsid="001d9409"/>
    </style:style>
    <style:style style:name="T31" style:family="text">
      <style:text-properties officeooo:rsid="002535aa"/>
    </style:style>
    <style:style style:name="T32" style:family="text">
      <style:text-properties officeooo:rsid="00273d25"/>
    </style:style>
    <style:style style:name="T33" style:family="text">
      <style:text-properties officeooo:rsid="002c0dcb"/>
    </style:style>
    <style:style style:name="T34" style:family="text">
      <style:text-properties officeooo:rsid="003713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5" office:value-type="string">
            <text:p text:style-name="P15">Giovanni Canzio</text:p>
            <text:h text:style-name="Heading_20_1" text:outline-level="1">Software/Frontend Developer<text:line-break/><text:line-break/><text:span text:style-name="T22">Sociologist of Media and Communication turned into Web Developer.<text:line-break/></text:span><text:span text:style-name="T23">Everlearner, coder, retrocomputing enthusiast, amateur musician.</text:span></text:h>
          </table:table-cell>
          <table:covered-table-cell/>
          <table:covered-table-cell/>
          <table:covered-table-cell/>
          <table:covered-table-cell/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table:number-columns-spanned="6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Heading_20_3" text:outline-level="3">Telephone</text:h>
          </table:table-cell>
          <table:table-cell table:style-name="Tabella1.A1" office:value-type="string">
            <text:p text:style-name="Table_20_Contents"><draw:frame draw:style-name="fr1" draw:name="graphics1" text:anchor-type="paragraph" svg:width="0.2173in" svg:height="0.2173in" draw:z-index="1"><draw:image xlink:href="Pictures/10000201000000800000008004ADEB6BF925CE7B.png" xlink:type="simple" xlink:show="embed" xlink:actuate="onLoad" loext:mime-type="image/png"/></draw:frame></text:p>
          </table:table-cell>
          <table:table-cell table:style-name="Tabella1.A1" office:value-type="string">
            <text:p text:style-name="Table_20_Contents">+<text:span text:style-name="T9">49 170 8921877</text:span></text:p>
          </table:table-cell>
          <table:table-cell table:style-name="Tabella1.A1" office:value-type="string">
            <text:p text:style-name="P14"/>
          </table:table-cell>
          <table:table-cell table:style-name="Tabella1.A1" table:number-columns-spanned="2" office:value-type="string">
            <text:p text:style-name="P14"/>
          </table:table-cell>
          <table:covered-table-cell/>
        </table:table-row>
        <table:table-row>
          <table:table-cell table:style-name="Tabella1.A1" office:value-type="string">
            <text:h text:style-name="Heading_20_3" text:outline-level="3">Email</text:h>
          </table:table-cell>
          <table:table-cell table:style-name="Tabella1.A1" office:value-type="string">
            <text:p text:style-name="Table_20_Contents"><draw:frame draw:style-name="fr1" draw:name="graphics3" text:anchor-type="paragraph" svg:width="0.2201in" svg:height="0.2201in" draw:z-index="0"><draw:image xlink:href="Pictures/1000020100000080000000802E7C6B011A14E28E.png" xlink:type="simple" xlink:show="embed" xlink:actuate="onLoad" loext:mime-type="image/png"/></draw:frame></text:p>
          </table:table-cell>
          <table:table-cell table:style-name="Tabella1.A1" table:number-columns-spanned="4" office:value-type="string">
            <text:p text:style-name="P11">giovanni.canzio@gmail.com</text:p>
          </table:table-cell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Heading_20_3" text:outline-level="3">Nationality</text:h>
          </table:table-cell>
          <table:table-cell table:style-name="Tabella1.A1" table:number-columns-spanned="5" office:value-type="string">
            <text:p text:style-name="P11">Italia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3" text:outline-level="3">URL</text:h>
          </table:table-cell>
          <table:table-cell table:style-name="Tabella1.A1" table:number-columns-spanned="5" office:value-type="string">
            <text:p text:style-name="P11"><text:a xlink:type="simple" xlink:href="http://www.giovannicanzio.com/" text:style-name="Internet_20_link" text:visited-style-name="Visited_20_Internet_20_Link">http://www.giovannicanzio.com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3" text:outline-level="3">Linkedin</text:h>
          </table:table-cell>
          <table:table-cell table:style-name="Tabella1.A1" table:number-columns-spanned="5" office:value-type="string">
            <text:p text:style-name="Table_20_Contents"><text:a xlink:type="simple" xlink:href="https://www.linkedin.com/in/giovannicanzio/" text:style-name="Internet_20_link" text:visited-style-name="Visited_20_Internet_20_Link">linkedin.com/in/giovannicanzio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4" text:outline-level="3">Date of birth</text:h>
          </table:table-cell>
          <table:table-cell table:style-name="Tabella1.A1" table:number-columns-spanned="5" office:value-type="string">
            <text:p text:style-name="P10">September 2nd, 1978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table:number-columns-spanned="6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5" text:outline-level="3"><text:span text:style-name="T25">Senior Software Developer Frontend</text:span><text:line-break/><text:span text:style-name="T24">at </text:span><text:span text:style-name="T26">CHECK24 Vergleichsportal</text:span></text:h>
            <text:h text:style-name="P25" text:outline-level="3"><text:span text:style-name="T20">Munich - DE</text:span><text:span text:style-name="T26"><text:line-break/></text:span><text:span text:style-name="T10">Oct 2019 – Now</text:span><text:span text:style-name="T26"> </text:span></text:h>
            <text:p text:style-name="P17"/>
          </table:table-cell>
          <table:table-cell table:style-name="Tabella1.A1" table:number-columns-spanned="5" office:value-type="string">
            <text:p text:style-name="P12">Software Development in React and Java based stack.</text:p>
            <text:p text:style-name="P42">Test Driven Development.</text:p>
            <text:p text:style-name="P12">Project leading in Agile workflow.</text:p>
            <text:p text:style-name="P12">"<text:span text:style-name="T34">Excellence Programm 2020" participant</text:span></text:p>
            <text:p text:style-name="P12">"<text:span text:style-name="T34">Focus Group 2020" participant (research and experimentation group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5" text:outline-level="3"><text:span text:style-name="T25"><text:s/>Software Developer Frontend</text:span><text:line-break/><text:span text:style-name="T24">at </text:span><text:span text:style-name="T26">CHECK24 Vergleichsportal</text:span></text:h>
            <text:h text:style-name="P25" text:outline-level="3"><text:span text:style-name="T20">Munich - DE</text:span><text:span text:style-name="T26"><text:line-break/></text:span><text:span text:style-name="T10">Apr 2018 – Sept 2019</text:span></text:h>
            <text:p text:style-name="P18"/>
          </table:table-cell>
          <table:table-cell table:style-name="Tabella1.A1" table:number-columns-spanned="5" office:value-type="string">
            <text:p text:style-name="P12">Software Development in React and Java based stack.</text:p>
            <text:p text:style-name="P42">Test Driven Development.</text:p>
            <text:p text:style-name="P12">PHP projects developm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5" text:outline-level="3"><text:span text:style-name="T27">Full Stack Web Developer</text:span><text:line-break/><text:span text:style-name="T24">at </text:span><text:span text:style-name="T26">Bilandia/Open Publishing GmbH</text:span></text:h>
            <text:h text:style-name="P25" text:outline-level="3"><text:span text:style-name="T20">Munich - DE</text:span><text:span text:style-name="T26"><text:line-break/></text:span><text:span text:style-name="T11">Mar 2015 – Mar 2018</text:span></text:h>
          </table:table-cell>
          <table:table-cell table:style-name="Tabella1.A1" table:number-columns-spanned="5" office:value-type="string">
            <text:p text:style-name="P3">Wireframing and prototyping </text:p>
            <text:p text:style-name="P3">UX analysis </text:p>
            <text:p text:style-name="P3">Cross-browser and cross-device testing and debugging </text:p>
            <text:p text:style-name="P4">Digital products for online marketing campaigns </text:p>
            <text:p text:style-name="P4">Facebook chatbot for Blanvalet Verlag <text:span text:style-name="T30">(</text:span>Python bot running on LAMP stack<text:span text:style-name="T30">)</text:span></text:p>
            <text:p text:style-name="P4">Full Stack Drupal projects: <text:line-break/> Mein Kamishibai (<text:a xlink:type="simple" xlink:href="http://www.mein-kamishibai.de/" text:style-name="Internet_20_link" text:visited-style-name="Visited_20_Internet_20_Link">www.mein-kamishibai.de</text:a>) - Don Bosco Medien GmbH<text:line-break/> one.line – <text:span text:style-name="T30">digital magazine for Unicredit Bank AG (not accessible)</text:span>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5" text:outline-level="3"><text:span text:style-name="T27">Usability Designer and Frontend Developer</text:span><text:line-break/><text:span text:style-name="T24">at </text:span><text:span text:style-name="T26">GRIN Verlag GmbH</text:span></text:h>
            <text:h text:style-name="P25" text:outline-level="3"><text:span text:style-name="T20">Munich - DE</text:span><text:span text:style-name="T11"><text:line-break/></text:span><text:span text:style-name="T12">Aug 2012 – Feb 2015</text:span></text:h>
          </table:table-cell>
          <table:table-cell table:style-name="Tabella1.A1" table:number-columns-spanned="5" office:value-type="string">
            <text:p text:style-name="P3">Usability improvement</text:p>
            <text:p text:style-name="P3">UX analysis</text:p>
            <text:p text:style-name="P2">Product development</text:p>
            <text:p text:style-name="P2">Usability testing sessions with real users on internal projects</text:p>
            <text:p text:style-name="P2">Wireframing and prototyping</text:p>
            <text:p text:style-name="P2">Front-End development (HMTL5/CSS3/Javascript)</text:p>
            <text:p text:style-name="P2"><text:soft-page-break/>Cross-browser and cross-device testing and debugging</text:p>
            <text:p text:style-name="P2">Internal collaboration with bilandia GmbH: Grin Solutions customers' projects maintainance, social-media marketing products development (facebook tabs and games)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5" text:outline-level="3"><text:span text:style-name="T28">Frontend developer consultant</text:span><text:line-break/><text:span text:style-name="T24">at </text:span><text:span text:style-name="T26">Promuovitalia S.p.A.</text:span></text:h>
            <text:h text:style-name="P25" text:outline-level="3"><text:span text:style-name="T20">Rome - IT</text:span><text:span text:style-name="T11"><text:line-break/></text:span><text:span text:style-name="T13">Jun 2010 – Jul 2012</text:span></text:h>
          </table:table-cell>
          <table:table-cell table:style-name="Tabella1.A1" table:number-columns-spanned="5" office:value-type="string">
            <text:p text:style-name="P5">PSD slicing and coding for native CMS themes</text:p>
            <text:p text:style-name="P5">Drupal Intranet portals</text:p>
            <text:p text:style-name="P5">Cross-browser and cross-device testing and debugging</text:p>
            <text:p text:style-name="P5">Accessibility validation</text:p>
            <text:p text:style-name="P5">UX design and Front-End development for web application based on</text:p>
            <text:p text:style-name="P5">PHP/MySQL/PostgreSQL.</text:p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6" text:outline-level="3"><text:span text:style-name="T25">Web Designer – XHTML Specialist<text:line-break/></text:span><text:span text:style-name="T19">at </text:span><text:span text:style-name="T25">ITJ Consulting</text:span></text:h>
            <text:h text:style-name="P25" text:outline-level="3"><text:span text:style-name="T20">Rome - IT</text:span><text:span text:style-name="T11"><text:line-break/></text:span><text:span text:style-name="T14">Jun 2008 – Sept 2010</text:span></text:h>
          </table:table-cell>
          <table:table-cell table:style-name="Tabella1.A1" table:number-columns-spanned="5" office:value-type="string">
            <text:p text:style-name="P6">PSD slicing and coding for native CMS themes</text:p>
            <text:p text:style-name="P6">Joomla Portals</text:p>
            <text:p text:style-name="P6">Cross-browser and cross-device testing and debugging</text:p>
            <text:p text:style-name="P6">Accessibility validation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7" text:outline-level="3"><text:span text:style-name="T29">XHTML/CSS/Actionscript Developer<text:line-break/></text:span><text:span text:style-name="T21">at </text:span><text:span text:style-name="T29">Università Telematica Guglielmo Marconi</text:span></text:h>
            <text:h text:style-name="P27" text:outline-level="3"><text:span text:style-name="T19">Rome - IT</text:span><text:span text:style-name="T14"><text:line-break/></text:span><text:span text:style-name="T15">Sept 2006 – Jun 2008</text:span></text:h>
            <text:p text:style-name="P19"/>
          </table:table-cell>
          <table:table-cell table:style-name="Tabella1.A1" table:number-columns-spanned="5" office:value-type="string">
            <text:p text:style-name="P6"><text:s/>Actionscript development for online tests and exams with SCORM tracing</text:p>
            <text:p text:style-name="P6">Front-End development for intranet and internet portals</text:p>
            <text:p text:style-name="P6">Usability and accessibility testing and valid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0" text:outline-level="3"><text:span text:style-name="T29">F</text:span><text:span text:style-name="T25">reelance Web Designer/Developer</text:span></text:h>
            <text:h text:style-name="P28" text:outline-level="3"><text:span text:style-name="T19">Rome - IT</text:span><text:span text:style-name="T14"><text:line-break/></text:span><text:span text:style-name="T16">Jan 2005</text:span><text:span text:style-name="T15"> – </text:span><text:span text:style-name="T16">Sept 2006</text:span></text:h>
            <text:p text:style-name="P20"/>
          </table:table-cell>
          <table:table-cell table:style-name="Tabella1.A1" table:number-columns-spanned="5" office:value-type="string">
            <text:p text:style-name="P13">Customer/Project based <text:span text:style-name="T31">Fronend development, wireframing and usability testing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table:number-columns-spanned="6" office:value-type="string">
            <text:h text:style-name="Heading_20_2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3" text:outline-level="3">Istituto Europeo di Design (IED)</text:h>
            <text:h text:style-name="P29" text:outline-level="3"><text:span text:style-name="T19">Rome - IT</text:span><text:span text:style-name="T14"><text:line-break/></text:span><text:span text:style-name="T17">2005</text:span></text:h>
            <text:p text:style-name="P21"/>
          </table:table-cell>
          <table:table-cell table:style-name="Tabella1.A1" table:number-columns-spanned="5" office:value-type="string">
            <text:h text:style-name="P37" text:outline-level="4">Master – Advanced Study Program: Web Design and Strategy</text:h>
            <text:p text:style-name="P7"><text:span text:style-name="T32">Final Project: </text:span><text:a xlink:type="simple" xlink:href="http://www.sabinamater.it/" text:style-name="Internet_20_link" text:visited-style-name="Visited_20_Internet_20_Link"><text:span text:style-name="T32">www.sabinamater.it</text:span></text:a><text:span text:style-name="T32"> </text:span><text:span text:style-name="T2">(now offline)</text:span><text:span text:style-name="T32"><text:line-break/></text:span><text:span text:style-name="T2">Tourism oriented web portal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1" text:outline-level="3"><text:span text:style-name="T25">I</text:span><text:span text:style-name="T5">university of Rome<text:line-break/>“La Sapienza”</text:span></text:h>
            <text:h text:style-name="P32" text:outline-level="3"><text:span text:style-name="T3">Rome – IT<text:line-break/></text:span><text:span text:style-name="T18">2004</text:span></text:h>
            <text:h text:style-name="P34" text:outline-level="3"/>
            <text:h text:style-name="P34" text:outline-level="3"/>
            <text:h text:style-name="P35" text:outline-level="3"><text:soft-page-break/><text:line-break/></text:h>
          </table:table-cell>
          <table:table-cell table:style-name="Tabella1.A1" table:number-columns-spanned="5" office:value-type="string">
            <text:h text:style-name="P38" text:outline-level="4">Sociology Degree</text:h>
            <text:p text:style-name="P8">Specialization: <text:span text:style-name="T19">Communication and Mass Media</text:span></text:p>
            <text:p text:style-name="P9">Final Paper in Criminology about Cyberterrorism (100/110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table:number-columns-spanned="6" office:value-type="string">
            <text:h text:style-name="Heading_20_2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Heading_20_3" text:outline-level="3">Mother tongue</text:h>
          </table:table-cell>
          <table:table-cell table:style-name="Tabella1.A1" table:number-columns-spanned="5" office:value-type="string">
            <text:h text:style-name="P39" text:outline-level="4">Italian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Heading_20_3" text:outline-level="3">Foreign languages</text:h>
          </table:table-cell>
          <table:table-cell table:style-name="Tabella1.A1" table:number-columns-spanned="5" office:value-type="string">
            <text:h text:style-name="Heading_20_4" text:outline-level="4"><text:span text:style-name="T6">English</text:span><text:span text:style-name="T4"> – Full professional proficiency</text:span></text:h>
            <text:h text:style-name="P40" text:outline-level="4"><text:span text:style-name="T6">German</text:span><text:span text:style-name="T4"> – Good professional proficiency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table:number-columns-spanned="6" office:value-type="string">
            <text:h text:style-name="Heading_20_2" text:outline-level="2">+ <text:span text:style-name="T8">MAIN TECHNICAL TOOLS AND SKILLS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Heading_20_3" text:outline-level="3">Operating systems</text:h>
          </table:table-cell>
          <table:table-cell table:style-name="Tabella1.A1" table:number-columns-spanned="5" office:value-type="string">
            <text:h text:style-name="Heading_20_4" text:outline-level="4">Linux, <text:span text:style-name="T6">Mac, Windows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6" text:outline-level="3">Languages/Libraries</text:h>
          </table:table-cell>
          <table:table-cell table:style-name="Tabella1.A1" table:number-columns-spanned="5" office:value-type="string">
            <text:h text:style-name="P41" text:outline-level="4">HTML5, CSS3, Javascript, React, Java, Python, Drupal, Wordpress, <text:line-break/><text:span text:style-name="T33">PHP/</text:span><text:span text:style-name="T7">MySQL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6" text:outline-level="3">Main Tools</text:h>
          </table:table-cell>
          <table:table-cell table:style-name="Tabella1.A1" table:number-columns-spanned="5" office:value-type="string">
            <text:h text:style-name="P41" text:outline-level="4">Git, Vim, Bash, Intellij, Visual Studio Cod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6" text:outline-level="3">Workflow</text:h>
          </table:table-cell>
          <table:table-cell table:style-name="Tabella1.A1" table:number-columns-spanned="5" office:value-type="string">
            <text:h text:style-name="P41" text:outline-level="4">Agile: SCRUM/Kanban</text:h>
            <text:p text:style-name="P2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16">Updated January 20th, 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in" fo:margin-bottom="0.0799in" loext:contextual-spacing="false" fo:line-height="100%" fo:text-align="start" style:justify-single-word="false" style:page-number="auto" fo:background-color="transparent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8pt" fo:font-weight="bold" style:font-name-asian="Microsoft YaHei" style:font-family-asian="'Microsoft YaHei'" style:font-family-generic-asian="system" style:font-pitch-asian="variable" style:font-size-asian="28pt" style:font-name-complex="Mangal" style:font-family-complex="Mangal" style:font-family-generic-complex="system" style:font-pitch-complex="variable" style:font-size-complex="28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background-color="transparent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05in" fo:margin-right="0.05in" fo:margin-top="0.05in" fo:margin-bottom="0.05in" loext:contextual-spacing="false" fo:text-align="end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it" fo:country="IT" officeooo:rsid="00300918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iovanni Canzio</text:span>'<text:span text:style-name="MT1">s</text:span> curriculum vitae – Page 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3:19:56.311000000</meta:creation-date>
    <meta:editing-duration>PT1H2M47S</meta:editing-duration>
    <meta:editing-cycles>40</meta:editing-cycles>
    <meta:generator>LibreOffice/6.0.7.3$Linux_X86_64 LibreOffice_project/00m0$Build-3</meta:generator>
    <dc:title>Normal</dc:title>
    <dc:date>2020-03-18T09:37:51.814996629</dc:date>
    <meta:print-date>2020-01-21T00:23:53.989000000</meta:print-date>
    <meta:document-statistic meta:table-count="1" meta:image-count="2" meta:object-count="0" meta:page-count="3" meta:paragraph-count="96" meta:word-count="474" meta:character-count="3553" meta:non-whitespace-character-count="3146"/>
  </office:meta>
</office:document-meta>
</file>